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431cm" fo:margin-left="0.559cm" fo:margin-top="0cm" fo:margin-bottom="0cm" table:align="left" style:writing-mode="lr-tb"/>
    </style:style>
    <style:style style:name="Таблица1.A" style:family="table-column">
      <style:table-column-properties style:column-width="3.858cm"/>
    </style:style>
    <style:style style:name="Таблица1.B" style:family="table-column">
      <style:table-column-properties style:column-width="11.5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808080"/>
    </style:style>
    <style:style style:name="Таблица2" style:family="table">
      <style:table-properties style:width="15.431cm" fo:margin-left="0.559cm" fo:margin-top="0cm" fo:margin-bottom="0cm" table:align="left" style:writing-mode="lr-tb"/>
    </style:style>
    <style:style style:name="Таблица2.A" style:family="table-column">
      <style:table-column-properties style:column-width="3.858cm"/>
    </style:style>
    <style:style style:name="Таблица2.B" style:family="table-column">
      <style:table-column-properties style:column-width="11.57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808080"/>
    </style:style>
    <style:style style:name="Таблица3" style:family="table">
      <style:table-properties style:width="15.431cm" fo:margin-left="0.559cm" fo:margin-top="0cm" fo:margin-bottom="0cm" table:align="left" style:writing-mode="lr-tb"/>
    </style:style>
    <style:style style:name="Таблица3.A" style:family="table-column">
      <style:table-column-properties style:column-width="3.858cm"/>
    </style:style>
    <style:style style:name="Таблица3.B" style:family="table-column">
      <style:table-column-properties style:column-width="11.57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0.5pt solid #808080"/>
    </style:style>
    <style:style style:name="Таблица4" style:family="table">
      <style:table-properties style:width="15.431cm" fo:margin-left="0.559cm" fo:margin-top="0cm" fo:margin-bottom="0cm" table:align="left" style:writing-mode="lr-tb"/>
    </style:style>
    <style:style style:name="Таблица4.A" style:family="table-column">
      <style:table-column-properties style:column-width="3.858cm"/>
    </style:style>
    <style:style style:name="Таблица4.B" style:family="table-column">
      <style:table-column-properties style:column-width="11.57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5pt solid #808080"/>
    </style:style>
    <style:style style:name="Таблица5" style:family="table">
      <style:table-properties style:width="15.431cm" fo:margin-left="0.559cm" fo:margin-top="0cm" fo:margin-bottom="0cm" table:align="left" style:writing-mode="lr-tb"/>
    </style:style>
    <style:style style:name="Таблица5.A" style:family="table-column">
      <style:table-column-properties style:column-width="3.858cm"/>
    </style:style>
    <style:style style:name="Таблица5.B" style:family="table-column">
      <style:table-column-properties style:column-width="11.57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" fo:padding-left="0.191cm" fo:padding-right="0.191cm" fo:padding-top="0cm" fo:padding-bottom="0cm" fo:border="0.5pt solid #808080"/>
    </style:style>
    <style:style style:name="Таблица6" style:family="table">
      <style:table-properties style:width="15.431cm" fo:margin-left="0.559cm" fo:margin-top="0cm" fo:margin-bottom="0cm" table:align="left" style:writing-mode="lr-tb"/>
    </style:style>
    <style:style style:name="Таблица6.A" style:family="table-column">
      <style:table-column-properties style:column-width="3.858cm"/>
    </style:style>
    <style:style style:name="Таблица6.B" style:family="table-column">
      <style:table-column-properties style:column-width="11.57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padding-left="0.191cm" fo:padding-right="0.191cm" fo:padding-top="0cm" fo:padding-bottom="0cm" fo:border="0.5pt solid #808080"/>
    </style:style>
    <style:style style:name="Таблица7" style:family="table">
      <style:table-properties style:width="15.431cm" fo:margin-left="0.559cm" fo:margin-top="0cm" fo:margin-bottom="0cm" table:align="left" style:writing-mode="lr-tb"/>
    </style:style>
    <style:style style:name="Таблица7.A" style:family="table-column">
      <style:table-column-properties style:column-width="3.858cm"/>
    </style:style>
    <style:style style:name="Таблица7.B" style:family="table-column">
      <style:table-column-properties style:column-width="11.57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" fo:padding-left="0.191cm" fo:padding-right="0.191cm" fo:padding-top="0cm" fo:padding-bottom="0cm" fo:border="0.5pt solid #808080"/>
    </style:style>
    <style:style style:name="Таблица8" style:family="table">
      <style:table-properties style:width="15.431cm" fo:margin-left="0.559cm" fo:margin-top="0cm" fo:margin-bottom="0cm" table:align="left" style:writing-mode="lr-tb"/>
    </style:style>
    <style:style style:name="Таблица8.A" style:family="table-column">
      <style:table-column-properties style:column-width="3.858cm"/>
    </style:style>
    <style:style style:name="Таблица8.B" style:family="table-column">
      <style:table-column-properties style:column-width="11.57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" fo:padding-left="0.191cm" fo:padding-right="0.191cm" fo:padding-top="0cm" fo:padding-bottom="0cm" fo:border="0.5pt solid #808080"/>
    </style:style>
    <style:style style:name="P1" style:family="paragraph" style:parent-style-name="Text_20_body">
      <style:paragraph-properties fo:margin-top="0cm" fo:margin-bottom="0.344cm" loext:contextual-spacing="false" fo:line-height="114%" fo:text-align="center" style:justify-single-word="false"/>
      <style:text-properties fo:color="#000000" style:font-name="Times New Roman" fo:font-size="12pt" fo:font-weight="normal" officeooo:paragraph-rsid="000e9815" style:font-size-asian="12pt" style:font-size-complex="12pt"/>
    </style:style>
    <style:style style:name="P2" style:family="paragraph" style:parent-style-name="Text_20_body">
      <style:paragraph-properties fo:margin-top="0cm" fo:margin-bottom="0.344cm" loext:contextual-spacing="false" fo:line-height="114%" fo:text-align="center" style:justify-single-word="false"/>
      <style:text-properties fo:color="#000000" style:font-name="Times New Roman" fo:font-size="12pt" fo:font-weight="normal" officeooo:rsid="000e9815" officeooo:paragraph-rsid="000e9815" style:font-size-asian="12pt" style:font-size-complex="12pt"/>
    </style:style>
    <style:style style:name="P3" style:family="paragraph" style:parent-style-name="Text_20_body">
      <style:paragraph-properties fo:margin-top="0cm" fo:margin-bottom="0.344cm" loext:contextual-spacing="false" fo:line-height="114%" fo:text-align="center" style:justify-single-word="false"/>
      <style:text-properties fo:color="#000000" style:font-name="Times New Roman" fo:font-size="15pt" fo:font-weight="normal" officeooo:rsid="000e9815" officeooo:paragraph-rsid="000e9815" style:font-size-asian="15pt" style:font-size-complex="15pt"/>
    </style:style>
    <style:style style:name="P4" style:family="paragraph" style:parent-style-name="Text_20_body">
      <style:paragraph-properties fo:margin-top="0cm" fo:margin-bottom="0.344cm" loext:contextual-spacing="false" fo:line-height="100%" fo:text-align="end" style:justify-single-word="false"/>
      <style:text-properties fo:color="#000000" style:font-name="Times New Roman" fo:font-size="15pt" fo:font-weight="normal" officeooo:rsid="000e9815" officeooo:paragraph-rsid="000e9815" style:font-size-asian="15pt" style:font-size-complex="15pt"/>
    </style:style>
    <style:style style:name="P5" style:family="paragraph" style:parent-style-name="Text_20_body">
      <style:paragraph-properties fo:margin-top="0cm" fo:margin-bottom="0.344cm" loext:contextual-spacing="false" fo:line-height="114%" fo:text-align="start" style:justify-single-word="false"/>
      <style:text-properties fo:color="#000000" style:font-name="Times New Roman" fo:font-size="15pt" fo:font-weight="bold" officeooo:rsid="00109793" officeooo:paragraph-rsid="00109793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cm" fo:margin-bottom="0.344cm" loext:contextual-spacing="false" fo:line-height="114%" fo:text-align="start" style:justify-single-word="false"/>
      <style:text-properties fo:color="#000000" style:font-name="Times New Roman" fo:font-size="15pt" fo:font-weight="bold" officeooo:rsid="00109793" officeooo:paragraph-rsid="0011d9f6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top="0cm" fo:margin-bottom="0.344cm" loext:contextual-spacing="false" fo:line-height="100%" fo:text-align="end" style:justify-single-word="false"/>
      <style:text-properties officeooo:paragraph-rsid="000e9815"/>
    </style:style>
    <style:style style:name="P8" style:family="paragraph" style:parent-style-name="Text_20_body">
      <style:paragraph-properties fo:margin-top="0cm" fo:margin-bottom="0.344cm" loext:contextual-spacing="false" fo:line-height="114%" fo:text-align="start" style:justify-single-word="false"/>
      <style:text-properties officeooo:paragraph-rsid="0011d9f6"/>
    </style:style>
    <style:style style:name="P9" style:family="paragraph" style:parent-style-name="Text_20_body">
      <style:paragraph-properties fo:margin-top="0cm" fo:margin-bottom="0.344cm" loext:contextual-spacing="false" fo:line-height="114%" fo:text-align="start" style:justify-single-word="false"/>
      <style:text-properties fo:font-weight="bold" officeooo:paragraph-rsid="0011d9f6" style:font-weight-asian="bold" style:font-weight-complex="bold"/>
    </style:style>
    <style:style style:name="P10" style:family="paragraph" style:parent-style-name="Text_20_body">
      <style:paragraph-properties fo:margin-top="0cm" fo:margin-bottom="0.344cm" loext:contextual-spacing="false" fo:line-height="114%" fo:text-align="start" style:justify-single-word="false" fo:break-before="page"/>
      <style:text-properties fo:color="#000000" style:font-name="Times New Roman" fo:font-size="15pt" fo:font-weight="bold" officeooo:rsid="000f568c" officeooo:paragraph-rsid="000f568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.053cm" fo:margin-bottom="0.106cm" loext:contextual-spacing="false" fo:text-align="justify" style:justify-single-word="false" fo:orphans="2" fo:widows="2"/>
      <style:text-properties officeooo:paragraph-rsid="000f568c"/>
    </style:style>
    <style:style style:name="P12" style:family="paragraph" style:parent-style-name="Text_20_body">
      <style:paragraph-properties fo:margin-left="0cm" fo:margin-right="0cm" fo:margin-top="0.053cm" fo:margin-bottom="0.106cm" loext:contextual-spacing="false" fo:line-height="114%" fo:text-align="justify" style:justify-single-word="false" fo:orphans="2" fo:widows="2" fo:text-indent="0cm" style:auto-text-indent="false"/>
      <style:text-properties fo:color="#000000" style:font-name="Times New Roman" fo:font-size="12pt" fo:font-weight="normal" officeooo:rsid="000f568c" officeooo:paragraph-rsid="000f568c" style:font-size-asian="12pt" style:font-size-complex="12pt"/>
    </style:style>
    <style:style style:name="P13" style:family="paragraph" style:parent-style-name="Text_20_body">
      <style:paragraph-properties fo:margin-left="0.63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officeooo:paragraph-rsid="000f568c"/>
    </style:style>
    <style:style style:name="P14" style:family="paragraph" style:parent-style-name="Text_20_body">
      <style:paragraph-properties fo:margin-left="0.635cm" fo:margin-right="0cm" fo:margin-top="0.053cm" fo:margin-bottom="0.106cm" loext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26pt solid #000001"/>
      <style:text-properties style:font-name="Arial" fo:font-weight="bold" officeooo:paragraph-rsid="00109793" style:font-weight-asian="bold"/>
    </style:style>
    <style:style style:name="P15" style:family="paragraph" style:parent-style-name="Text_20_body">
      <style:paragraph-properties fo:margin-left="0.635cm" fo:margin-right="0cm" fo:margin-top="0.053cm" fo:margin-bottom="0.106cm" loext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26pt solid #000001"/>
      <style:text-properties style:font-name="Arial" fo:font-weight="normal" officeooo:paragraph-rsid="00109793" style:font-weight-asian="normal" style:font-weight-complex="normal"/>
    </style:style>
    <style:style style:name="P16" style:family="paragraph" style:parent-style-name="Standard">
      <style:paragraph-properties fo:line-height="100%" fo:text-align="end" style:justify-single-word="false"/>
      <style:text-properties officeooo:paragraph-rsid="000e9815"/>
    </style:style>
    <style:style style:name="P17" style:family="paragraph" style:parent-style-name="Standard">
      <style:text-properties officeooo:paragraph-rsid="000f568c"/>
    </style:style>
    <style:style style:name="P18" style:family="paragraph" style:parent-style-name="Standard">
      <style:paragraph-properties fo:orphans="2" fo:widows="2">
        <style:tab-stops/>
      </style:paragraph-properties>
      <style:text-properties officeooo:paragraph-rsid="000f568c"/>
    </style:style>
    <style:style style:name="P19" style:family="paragraph" style:parent-style-name="Standard">
      <style:paragraph-properties fo:margin-top="0cm" fo:margin-bottom="0.344cm" loext:contextual-spacing="false" fo:line-height="100%" fo:text-align="end" style:justify-single-word="false"/>
      <style:text-properties fo:color="#000000" style:font-name="Times New Roman" fo:font-size="15pt" fo:font-weight="normal" officeooo:rsid="000e9815" officeooo:paragraph-rsid="000e9815" style:font-size-asian="15pt" style:font-size-complex="15pt"/>
    </style:style>
    <style:style style:name="P20" style:family="paragraph" style:parent-style-name="Standard" style:list-style-name="WWNum2">
      <style:paragraph-properties fo:margin-top="0cm" fo:margin-bottom="0.344cm" loext:contextual-spacing="false" fo:line-height="114%" fo:text-align="start" style:justify-single-word="false" fo:orphans="2" fo:widows="2">
        <style:tab-stops>
          <style:tab-stop style:position="1.27cm"/>
        </style:tab-stops>
      </style:paragraph-properties>
      <style:text-properties fo:color="#000000" style:font-name="Times New Roman" fo:font-size="14pt" fo:font-weight="normal" officeooo:rsid="000f568c" officeooo:paragraph-rsid="00109793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.344cm" loext:contextual-spacing="false" fo:line-height="114%" fo:text-align="start" style:justify-single-word="false" fo:orphans="2" fo:widows="2">
        <style:tab-stops>
          <style:tab-stop style:position="1.27cm"/>
        </style:tab-stops>
      </style:paragraph-properties>
      <style:text-properties fo:color="#000000" style:font-name="Arial1" fo:font-size="12pt" fo:font-weight="normal" officeooo:rsid="0011d9f6" officeooo:paragraph-rsid="0011d9f6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cm" fo:margin-bottom="0.344cm" loext:contextual-spacing="false" fo:line-height="114%" fo:text-align="start" style:justify-single-word="false" fo:orphans="2" fo:widows="2">
        <style:tab-stops>
          <style:tab-stop style:position="1.27cm"/>
        </style:tab-stops>
      </style:paragraph-properties>
      <style:text-properties fo:color="#000000" style:font-name="Arial1" fo:font-size="12pt" style:text-underline-style="solid" style:text-underline-width="auto" style:text-underline-color="font-color" fo:font-weight="normal" officeooo:rsid="0011d9f6" officeooo:paragraph-rsid="0011d9f6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cm" fo:margin-bottom="0.344cm" loext:contextual-spacing="false" fo:line-height="114%" fo:text-align="start" style:justify-single-word="false" fo:orphans="2" fo:widows="2">
        <style:tab-stops>
          <style:tab-stop style:position="1.27cm"/>
        </style:tab-stops>
      </style:paragraph-properties>
      <style:text-properties fo:color="#000000" style:font-name="Arial1" fo:font-size="12pt" fo:font-style="normal" style:text-underline-style="none" fo:font-weight="normal" officeooo:rsid="0011d9f6" officeooo:paragraph-rsid="0011d9f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.344cm" loext:contextual-spacing="false" fo:line-height="114%" fo:text-align="start" style:justify-single-word="false" fo:orphans="2" fo:widows="2">
        <style:tab-stops>
          <style:tab-stop style:position="1.27cm"/>
        </style:tab-stops>
      </style:paragraph-properties>
      <style:text-properties fo:color="#000000" style:font-name="Arial1" fo:font-size="12pt" fo:font-style="normal" style:text-underline-style="none" fo:font-weight="normal" officeooo:rsid="0013d82f" officeooo:paragraph-rsid="0013d82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5" style:family="paragraph" style:parent-style-name="Standard" style:list-style-name="WWNum2">
      <style:paragraph-properties fo:margin-top="0cm" fo:margin-bottom="0.344cm" loext:contextual-spacing="false" fo:line-height="114%" fo:text-align="start" style:justify-single-word="false" fo:orphans="2" fo:widows="2" fo:break-before="page">
        <style:tab-stops>
          <style:tab-stop style:position="1.27cm"/>
        </style:tab-stops>
      </style:paragraph-properties>
      <style:text-properties fo:color="#000000" style:font-name="Times New Roman" fo:font-size="20pt" fo:font-weight="bold" officeooo:rsid="0011d9f6" officeooo:paragraph-rsid="0011d9f6" style:font-size-asian="20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.344cm" loext:contextual-spacing="false" fo:line-height="114%" fo:text-align="start" style:justify-single-word="false" fo:orphans="2" fo:widows="2" fo:break-before="page">
        <style:tab-stops>
          <style:tab-stop style:position="1.27cm"/>
        </style:tab-stops>
      </style:paragraph-properties>
      <style:text-properties fo:color="#000000" style:font-name="Arial1" fo:font-size="12pt" fo:font-style="normal" style:text-underline-style="solid" style:text-underline-width="auto" style:text-underline-color="font-color" fo:font-weight="normal" officeooo:rsid="0011d9f6" officeooo:paragraph-rsid="0011d9f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.344cm" loext:contextual-spacing="false" fo:line-height="114%" fo:text-align="start" style:justify-single-word="false" fo:orphans="2" fo:widows="2" fo:break-before="page">
        <style:tab-stops>
          <style:tab-stop style:position="1.27cm"/>
        </style:tab-stops>
      </style:paragraph-properties>
      <style:text-properties fo:color="#000000" style:font-name="Arial1" fo:font-size="12pt" fo:font-style="normal" style:text-underline-style="solid" style:text-underline-width="auto" style:text-underline-color="font-color" fo:font-weight="normal" officeooo:rsid="0013d82f" officeooo:paragraph-rsid="0013d82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.344cm" loext:contextual-spacing="false" fo:line-height="114%" fo:text-align="start" style:justify-single-word="false" fo:text-indent="1cm" style:auto-text-indent="false"/>
      <style:text-properties fo:color="#000000" style:font-name="Times New Roman" fo:font-size="12pt" fo:font-weight="normal" officeooo:rsid="000f568c" officeooo:paragraph-rsid="000f568c" style:font-size-asian="12pt" style:font-size-complex="12pt"/>
    </style:style>
    <style:style style:name="P29" style:family="paragraph" style:parent-style-name="Standard">
      <style:paragraph-properties fo:margin-left="0cm" fo:margin-right="0cm" fo:text-indent="1cm" style:auto-text-indent="false"/>
      <style:text-properties officeooo:paragraph-rsid="000f568c"/>
    </style:style>
    <style:style style:name="P30" style:family="paragraph" style:parent-style-name="Standard">
      <style:paragraph-properties fo:margin-left="0cm" fo:margin-right="0cm" fo:margin-top="0cm" fo:margin-bottom="0.344cm" loext:contextual-spacing="false" fo:line-height="114%" fo:text-align="start" style:justify-single-word="false" fo:text-indent="0cm" style:auto-text-indent="false"/>
      <style:text-properties fo:color="#000000" style:font-name="Times New Roman" fo:font-size="12pt" fo:font-weight="normal" officeooo:rsid="000f568c" officeooo:paragraph-rsid="000f568c" style:font-size-asian="12pt" style:font-size-complex="12pt"/>
    </style:style>
    <style:style style:name="P31" style:family="paragraph" style:parent-style-name="Standard">
      <style:paragraph-properties fo:orphans="2" fo:widows="2" fo:padding-left="0cm" fo:padding-right="0cm" fo:padding-top="0cm" fo:padding-bottom="0.035cm" fo:border-left="none" fo:border-right="none" fo:border-top="none" fo:border-bottom="0.26pt solid #000001"/>
      <style:text-properties style:font-name="Times New Roman" officeooo:paragraph-rsid="000f568c"/>
    </style:style>
    <style:style style:name="P32" style:family="paragraph" style:parent-style-name="Standard">
      <style:paragraph-properties fo:orphans="2" fo:widows="2" fo:padding-left="0cm" fo:padding-right="0cm" fo:padding-top="0cm" fo:padding-bottom="0.035cm" fo:border-left="none" fo:border-right="none" fo:border-top="none" fo:border-bottom="0.26pt solid #000001"/>
      <style:text-properties style:font-name="Arial" fo:font-weight="bold" officeooo:paragraph-rsid="000f568c" style:font-weight-asian="bold"/>
    </style:style>
    <style:style style:name="P33" style:family="paragraph" style:parent-style-name="Heading_20_2">
      <style:paragraph-properties fo:margin-top="0.423cm" fo:margin-bottom="0.106cm" loext:contextual-spacing="false" fo:orphans="2" fo:widows="2" fo:break-before="page" fo:keep-with-next="always"/>
      <style:text-properties style:font-name="Times New Roman" fo:font-size="20pt" officeooo:paragraph-rsid="000f568c" style:font-size-asian="20pt" style:font-size-complex="20pt"/>
    </style:style>
    <style:style style:name="P34" style:family="paragraph" style:parent-style-name="Heading_20_1">
      <style:paragraph-properties fo:break-before="page"/>
      <style:text-properties officeooo:paragraph-rsid="000f568c"/>
    </style:style>
    <style:style style:name="P35" style:family="paragraph" style:parent-style-name="Text_20_body_20__28_user_29_" style:list-style-name="">
      <style:paragraph-properties fo:break-before="page"/>
      <style:text-properties officeooo:paragraph-rsid="000f568c"/>
    </style:style>
    <style:style style:name="P36" style:family="paragraph" style:parent-style-name="List_20_Bullet_20_1" style:list-style-name="WWNum2">
      <style:paragraph-properties fo:margin-left="1.27cm" fo:margin-right="0cm" fo:margin-top="0cm" fo:margin-bottom="0.344cm" loext:contextual-spacing="false" fo:line-height="114%" fo:text-align="start" style:justify-single-word="false" fo:orphans="2" fo:widows="2" fo:text-indent="-0.635cm" style:auto-text-indent="false">
        <style:tab-stops>
          <style:tab-stop style:position="1.27cm"/>
        </style:tab-stops>
      </style:paragraph-properties>
      <style:text-properties fo:color="#000000" style:font-name="Times New Roman" fo:font-size="12pt" fo:font-weight="normal" officeooo:rsid="000f568c" officeooo:paragraph-rsid="000f568c" style:font-size-asian="12pt" style:font-size-complex="12pt"/>
    </style:style>
    <style:style style:name="P37" style:family="paragraph" style:parent-style-name="List_20_Bullet_20_1" style:list-style-name="WWNum2">
      <style:paragraph-properties fo:margin-left="1.27cm" fo:margin-right="0cm" fo:orphans="2" fo:widows="2" fo:text-indent="-0.635cm" style:auto-text-indent="false">
        <style:tab-stops>
          <style:tab-stop style:position="1.27cm"/>
        </style:tab-stops>
      </style:paragraph-properties>
      <style:text-properties officeooo:paragraph-rsid="000f568c"/>
    </style:style>
    <style:style style:name="P38" style:family="paragraph" style:parent-style-name="No_20_Spacing">
      <style:paragraph-properties fo:margin-left="0cm" fo:margin-right="0cm" fo:margin-top="0cm" fo:margin-bottom="0.344cm" loext:contextual-spacing="false" fo:line-height="114%" fo:text-align="start" style:justify-single-word="false" fo:text-indent="1cm" style:auto-text-indent="false"/>
      <style:text-properties fo:color="#000000" style:font-name="Times New Roman" fo:font-size="12pt" fo:font-weight="normal" officeooo:rsid="000f568c" officeooo:paragraph-rsid="000f568c" style:font-size-asian="12pt" style:font-size-complex="12pt"/>
    </style:style>
    <style:style style:name="P39" style:family="paragraph" style:parent-style-name="No_20_Spacing" style:list-style-name="WWNum2">
      <style:text-properties officeooo:paragraph-rsid="00109793"/>
    </style:style>
    <style:style style:name="P40" style:family="paragraph" style:parent-style-name="No_20_Spacing" style:list-style-name="WWNum2">
      <style:text-properties officeooo:paragraph-rsid="00109793"/>
    </style:style>
    <style:style style:name="P41" style:family="paragraph" style:parent-style-name="No_20_Spacing" style:list-style-name="WWNum2">
      <style:paragraph-properties fo:break-before="page"/>
      <style:text-properties officeooo:paragraph-rsid="00109793"/>
    </style:style>
    <style:style style:name="P42" style:family="paragraph" style:parent-style-name="List_20_Bullet_20_0" style:list-style-name="">
      <style:paragraph-properties fo:margin-left="0.635cm" fo:margin-right="0cm" fo:orphans="2" fo:widows="2" fo:text-indent="-0.635cm" style:auto-text-indent="false">
        <style:tab-stops>
          <style:tab-stop style:position="0.635cm"/>
        </style:tab-stops>
      </style:paragraph-properties>
      <style:text-properties officeooo:paragraph-rsid="000f568c"/>
    </style:style>
    <style:style style:name="P43" style:family="paragraph" style:parent-style-name="DescContinue_20_2">
      <style:paragraph-properties fo:margin-left="1.27cm" fo:margin-right="0cm" fo:text-align="start" style:justify-single-word="false" fo:orphans="2" fo:widows="2" fo:text-indent="0cm" style:auto-text-indent="false"/>
      <style:text-properties officeooo:paragraph-rsid="000f568c"/>
    </style:style>
    <style:style style:name="P44" style:family="paragraph" style:parent-style-name="Heading_20_3">
      <style:paragraph-properties fo:margin-top="0.423cm" fo:margin-bottom="0.106cm" loext:contextual-spacing="false" fo:orphans="2" fo:widows="2" fo:keep-with-next="always"/>
      <style:text-properties officeooo:paragraph-rsid="000f568c"/>
    </style:style>
    <style:style style:name="P45" style:family="paragraph" style:parent-style-name="Heading_20_3">
      <style:paragraph-properties fo:margin-top="0.423cm" fo:margin-bottom="0.106cm" loext:contextual-spacing="false" fo:orphans="2" fo:widows="2" fo:break-before="page" fo:keep-with-next="always"/>
      <style:text-properties style:font-name="Times New Roman" fo:font-size="20pt" officeooo:paragraph-rsid="000f568c" style:font-size-asian="20pt" style:font-size-complex="20pt"/>
    </style:style>
    <style:style style:name="P46" style:family="paragraph" style:parent-style-name="Heading_20_3">
      <style:paragraph-properties fo:margin-top="0.423cm" fo:margin-bottom="0.106cm" loext:contextual-spacing="false" fo:orphans="2" fo:widows="2" fo:break-before="page"/>
      <style:text-properties style:font-name="Times New Roman" fo:font-size="20pt" officeooo:paragraph-rsid="000f568c" style:font-size-asian="20pt" style:font-size-complex="20pt"/>
    </style:style>
    <style:style style:name="P47" style:family="paragraph" style:parent-style-name="Heading_20_4">
      <style:paragraph-properties fo:margin-top="0.423cm" fo:margin-bottom="0.106cm" loext:contextual-spacing="false" fo:orphans="2" fo:widows="2" fo:keep-with-next="always"/>
      <style:text-properties officeooo:paragraph-rsid="000f568c"/>
    </style:style>
    <style:style style:name="P48" style:family="paragraph" style:parent-style-name="Heading_20_4">
      <style:paragraph-properties fo:margin-top="0.423cm" fo:margin-bottom="0.106cm" loext:contextual-spacing="false" fo:orphans="2" fo:widows="2" fo:keep-with-next="always"/>
      <style:text-properties officeooo:paragraph-rsid="00109793"/>
    </style:style>
    <style:style style:name="P49" style:family="paragraph" style:parent-style-name="Heading_20_5">
      <style:paragraph-properties fo:margin-left="0.635cm" fo:margin-right="0cm" fo:margin-top="0.159cm" fo:margin-bottom="0.053cm" loext:contextual-spacing="false" fo:text-align="justify" style:justify-single-word="false" fo:orphans="2" fo:widows="2" fo:text-indent="0cm" style:auto-text-indent="false" fo:keep-with-next="always"/>
      <style:text-properties officeooo:paragraph-rsid="000f568c"/>
    </style:style>
    <style:style style:name="P50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color="#000000" style:font-name="Times New Roman" fo:font-size="12pt" fo:font-weight="normal" officeooo:rsid="000e9815" style:font-size-asian="10.5pt" style:font-size-complex="12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20pt" fo:font-weight="bold" style:font-size-asian="20pt" style:font-weight-asian="bold" style:font-name-complex="Times New Roman1" style:font-size-complex="18pt" style:font-weight-complex="bold"/>
    </style:style>
    <style:style style:name="T5" style:family="text">
      <style:text-properties fo:color="#000000" style:font-name="Times New Roman" fo:font-size="20pt" fo:font-weight="bold" fo:background-color="#ffffff" loext:char-shading-value="0" style:font-size-asian="20pt" style:font-weight-asian="bold" style:font-name-complex="Times New Roman1"/>
    </style:style>
    <style:style style:name="T6" style:family="text">
      <style:text-properties fo:color="#000000" style:font-name="Times New Roman" fo:font-size="15pt" fo:font-weight="bold" officeooo:rsid="00109793" style:font-size-asian="15pt" style:font-weight-asian="bold" style:font-size-complex="15pt" style:font-weight-complex="bold"/>
    </style:style>
    <style:style style:name="T7" style:family="text">
      <style:text-properties fo:color="#000000" style:font-name="Times New Roman" fo:font-size="15pt" fo:font-weight="bold" officeooo:rsid="0011d9f6" style:font-size-asian="15pt" style:font-weight-asian="bold" style:font-size-complex="15pt" style:font-weight-complex="bold"/>
    </style:style>
    <style:style style:name="T8" style:family="text">
      <style:text-properties fo:color="#000000" style:font-name="Times New Roman" fo:font-size="15pt" fo:font-weight="bold" officeooo:rsid="0011d9f6" style:font-size-asian="15pt" style:font-weight-asian="bold" style:font-name-complex="Times New Roman1" style:font-size-complex="15pt" style:font-weight-complex="bold"/>
    </style:style>
    <style:style style:name="T9" style:family="text">
      <style:text-properties style:font-size-asian="10.5pt"/>
    </style:style>
    <style:style style:name="T10" style:family="text">
      <style:text-properties officeooo:rsid="000f568c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09793" style:font-size-asian="14pt" style:font-name-complex="Times New Roman1" style:font-size-complex="14pt"/>
    </style:style>
    <style:style style:name="T14" style:family="text">
      <style:text-properties style:font-name="Times New Roman" fo:font-weight="bold" style:font-weight-asian="bold"/>
    </style:style>
    <style:style style:name="T15" style:family="text">
      <style:text-properties style:font-name="Times New Roman" fo:font-style="italic" style:font-style-asian="italic"/>
    </style:style>
    <style:style style:name="T16" style:family="text">
      <style:text-properties style:font-name="Times New Roman" officeooo:rsid="000f568c"/>
    </style:style>
    <style:style style:name="T17" style:family="text">
      <style:text-properties style:font-name="Times New Roman" officeooo:rsid="00109793"/>
    </style:style>
    <style:style style:name="T18" style:family="text">
      <style:text-properties fo:font-size="14pt" style:font-size-asian="14pt" style:font-name-complex="Times New Roman1" style:font-size-complex="14pt"/>
    </style:style>
    <style:style style:name="T19" style:family="text">
      <style:text-properties fo:font-size="14pt" style:font-size-asian="14pt" style:font-name-complex="Times New Roman1" style:font-size-complex="14pt" style:font-weight-complex="bold"/>
    </style:style>
    <style:style style:name="T20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fo:color="#00000a" style:font-name="Times New Roman" fo:font-size="20pt" style:font-size-asian="20pt" style:font-name-complex="Times New Roman1"/>
    </style:style>
    <style:style style:name="T22" style:family="text">
      <style:text-properties fo:color="#00000a" fo:font-size="20pt" fo:font-weight="bold" style:font-size-asian="20pt" style:font-weight-asian="bold" style:font-name-complex="Times New Roman1" style:font-size-complex="14pt"/>
    </style:style>
    <style:style style:name="T23" style:family="text">
      <style:text-properties fo:color="#00000a" fo:font-size="14pt" style:font-size-asian="14pt" style:font-name-complex="Times New Roman1" style:font-size-complex="14pt"/>
    </style:style>
    <style:style style:name="T24" style:family="text">
      <style:text-properties style:font-name="Courier New"/>
    </style:style>
    <style:style style:name="T25" style:family="text">
      <style:text-properties fo:font-style="italic" style:font-style-asian="italic"/>
    </style:style>
    <style:style style:name="T26" style:family="text">
      <style:text-properties officeooo:rsid="00109793"/>
    </style:style>
    <style:style style:name="T27" style:family="text">
      <style:text-properties style:font-weight-complex="bold"/>
    </style:style>
    <style:style style:name="T28" style:family="text">
      <style:text-properties officeooo:rsid="0011d9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Нижегородский государственный технический университет им. Р. Е. Алексеева</text:p>
      <text:p text:style-name="P1">Факультет: Институт радиоэлектроники и информационных технологий </text:p>
      <text:p text:style-name="P1">Кафедра: Прикладная математика</text:p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«Информационная база данных. Продажа авиабилетов»</text:p>
      <text:p text:style-name="P3"><text:line-break/>+</text:p>
      <text:p text:style-name="P3"/>
      <text:p text:style-name="P3"/>
      <text:p text:style-name="P4"><text:tab/><text:tab/><text:tab/><text:tab/><text:span text:style-name="T1">Выполнила:</text:span></text:p>
      <text:p text:style-name="P4"><text:span text:style-name="T1">Юхова Татьяна</text:span></text:p>
      <text:p text:style-name="P7"><text:span text:style-name="T2">Группа 16-ПМ</text:span></text:p>
      <text:p text:style-name="P7">Проверил :</text:p>
      <text:p text:style-name="P16">доцент к.Ф-М.н</text:p>
      <text:p text:style-name="P16"/>
      <text:p text:style-name="P19"><text:span text:style-name="T1">Чернов А. Г.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">Нижний Новгород</text:p>
      <text:p text:style-name="P2"><text:span text:style-name="T9">2017</text:span></text:p>
      <text:p text:style-name="P10">Содержание:</text:p>
      <text:p text:style-name="P5">Цель……………………………………………………………………….3</text:p>
      <text:p text:style-name="P5">Задача……………………………………………………………………..4</text:p>
      <text:p text:style-name="P5">Возможности……………………………………………………………..5</text:p>
      <text:p text:style-name="P6">Класс Ticket………………………………………………………………6</text:p>
      <text:p text:style-name="P6"><text:span text:style-name="T28">Методы класса Ticket…………………………………………………...7</text:span></text:p>
      <text:p text:style-name="P5">Документация по друзьям класса……………………………………..<text:span text:style-name="T28">9</text:span></text:p>
      <text:p text:style-name="P8"><text:span text:style-name="T6">Вывод……………………………………………………………………..</text:span><text:span text:style-name="T7">10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8"><text:span text:style-name="T8"/></text:p>
      <text:p text:style-name="P9"><text:bookmark-start text:name="_Toc471757306"/><text:span text:style-name="T21">Цель:</text:span><text:bookmark-end text:name="_Toc471757306"/></text:p>
      <text:p text:style-name="P38"><text:span text:style-name="T18">Создать информационную систему для регистрации пассажира на рейс Москва — Петропавловск-Камчатский.</text:span></text:p>
      <text:h text:style-name="P34" text:outline-level="1"><text:bookmark-start text:name="_Toc471757307"/><text:span text:style-name="T21">Задача:</text:span><text:bookmark-end text:name="_Toc471757307"/></text:h>
      <text:p text:style-name="P28"><text:span text:style-name="T22"><text:tab/></text:span><text:span text:style-name="T23">Главной задачей программы является <text:s/>запись каждого нового пассажира в файл database.txt, формирование своеобразной базы клиентов.</text:span></text:p>
      <text:h text:style-name="P35" text:outline-level="1"><text:bookmark-start text:name="_Toc471757308"/><text:span text:style-name="T4">Возможности:</text:span><text:bookmark-end text:name="_Toc471757308"/></text:h>
      <text:p text:style-name="P29"><text:span text:style-name="T3">Возможности пользователя: </text:span></text:p>
      <text:p text:style-name="P17"><text:span text:style-name="T3">1) регистрация на заданный рейс с указанием паспортных данных;</text:span></text:p>
      <text:p text:style-name="P17"><text:span text:style-name="T3">2) возможность отменить бронь на место;</text:span></text:p>
      <text:p text:style-name="P30"><text:span text:style-name="T19">3) просмотр списка остальных пассажиров данного рейса. </text:span></text:p>
      <text:p text:style-name="P33">Класс Ticket</text:p>
      <text:p text:style-name="P17"><text:toc-mark text:string-value="Ticket" text:outline-level="1"/><text:alphabetical-index-mark text:string-value=" " text:key1="Ticket"/></text:p>
      <text:p text:style-name="P11"><text:span text:style-name="T14">Ticket</text:span><text:span text:style-name="T11"> Класс Пассажиров. Содержит его данные - private, public - методы. friend - перегрузки cout, cin. </text:span></text:p>
      <text:p text:style-name="P17"><text:span text:style-name="T24">#include &lt;ticket.hpp&gt;</text:span></text:p>
      <text:p text:style-name="P44">Открытые члены</text:p>
      <text:p text:style-name="P42"><text:span text:style-name="T14">Ticket</text:span><text:span text:style-name="T11"> * </text:span><text:span text:style-name="T14">load</text:span><text:span text:style-name="T11"> (char *filename, </text:span><text:span text:style-name="T14">Ticket</text:span><text:span text:style-name="T11"> *set, int n)</text:span></text:p>
      <text:p text:style-name="P13"><text:span text:style-name="T15">Переменная ценообразования </text:span></text:p>
      <text:p text:style-name="P42"><text:span text:style-name="T11">int </text:span><text:span text:style-name="T14">run</text:span><text:span text:style-name="T11"> (char *filename)</text:span></text:p>
      <text:p text:style-name="P13"><text:span text:style-name="T15">Функция вызова меню для main. </text:span></text:p>
      <text:p text:style-name="P42"><text:span text:style-name="T11">int </text:span><text:span text:style-name="T14">strochki</text:span><text:span text:style-name="T11"> (char *filename)</text:span></text:p>
      <text:p text:style-name="P13"><text:span text:style-name="T15">Стандартная функция подсчета строк. </text:span></text:p>
      <text:p text:style-name="P42"><text:span text:style-name="T11">int </text:span><text:span text:style-name="T14">setPass</text:span><text:span text:style-name="T11"> (char *filename)</text:span></text:p>
      <text:p text:style-name="P13"><text:span text:style-name="T15">Функция для записи в файл данных пассажира,регистрирующегося на рейс. </text:span></text:p>
      <text:p text:style-name="P42"><text:span text:style-name="T11">int </text:span><text:span text:style-name="T14">delPass</text:span><text:span text:style-name="T11"> (char *filename)</text:span></text:p>
      <text:p text:style-name="P13"><text:span text:style-name="T15">Функция для удаления данных из файла. </text:span></text:p>
      <text:p text:style-name="P42"><text:span text:style-name="T11">int </text:span><text:span text:style-name="T14">showlist</text:span><text:span text:style-name="T11"> (char *filename)</text:span></text:p>
      <text:p text:style-name="P13"><text:span text:style-name="T15">Функция, позволяющая просмотреть бд из файла. </text:span></text:p>
      <text:p text:style-name="P42"><text:span text:style-name="T11">int </text:span><text:span text:style-name="T14">searchyrslf</text:span><text:span text:style-name="T11"> (char *filename)</text:span></text:p>
      <text:p text:style-name="P13"><text:span text:style-name="T15">Функция поиска своего имени в базе, позволяющая проыерить, арошла ли регистрация на рейс успешно. </text:span></text:p>
      <text:p text:style-name="P42"><text:span text:style-name="T11">double </text:span><text:span text:style-name="T14">priceisnice</text:span><text:span text:style-name="T11"> (int n)</text:span></text:p>
      <text:p text:style-name="P13"><text:span text:style-name="T15">Вычисление цен за билет с учетом занятых мест. </text:span></text:p>
      <text:p text:style-name="P44">Друзья</text:p>
      <text:p text:style-name="P42"><text:span text:style-name="T11">ostream &amp; </text:span><text:span text:style-name="T14">operator&lt;&lt;</text:span><text:span text:style-name="T11"> (ostream &amp;out, </text:span><text:span text:style-name="T14">Ticket</text:span><text:span text:style-name="T11"> &amp;t)</text:span><text:bookmark text:name="AAAAAAAAAB"/></text:p>
      <text:p text:style-name="P13"><text:span text:style-name="T15">Перегрузка оператора cout. </text:span></text:p>
      <text:p text:style-name="P42"><text:span text:style-name="T11">istream &amp; </text:span><text:span text:style-name="T14">operator&gt;&gt;</text:span><text:span text:style-name="T11"> (istream &amp;in, </text:span><text:span text:style-name="T14">Ticket</text:span><text:span text:style-name="T11"> &amp;t)</text:span></text:p>
      <text:p text:style-name="P13"><text:span text:style-name="T15">Перегрузка оператора cin. </text:span></text:p>
      <text:p text:style-name="P31"/>
      <text:p text:style-name="P44">Подробное описание</text:p>
      <text:p text:style-name="P12"><text:span text:style-name="T20">Ticket</text:span><text:span text:style-name="T19"> Класс Пассажиров. Содержит его данные - private, public - методы. friend - перегрузки cout, cin. </text:span></text:p>
      <text:p text:style-name="P45">Методы <text:span text:style-name="T10">класса Ticket</text:span></text:p>
      <text:p text:style-name="P47"><text:alphabetical-index-mark text:string-value=" " text:key1="delPassTicket"/><text:alphabetical-index-mark text:string-value=" " text:key1="TicketdelPass"/>int Ticket::delPass (char * <text:s/><text:span text:style-name="T25">filename</text:span>)<text:bookmark text:name="AAAAAAAAAC"/></text:p>
      <text:p text:style-name="P13"><text:span text:style-name="T11">Функция для удаления данных из файла. </text:span></text:p>
      <text:p text:style-name="P49">Аргументы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<text:span text:style-name="T15">filename</text:span><text:span text:style-name="T11"> </text:span></text:p>
          </table:table-cell>
          <table:table-cell table:style-name="Таблица1.A1" office:value-type="string">
            <text:p text:style-name="P18"><text:span text:style-name="T11">Имя файла базы данных</text:span></text:p>
          </table:table-cell>
        </table:table-row>
      </table:table>
      <text:p text:style-name="P13"><text:span text:style-name="T11">DelPass: Функция для удалени</text:span><text:span text:style-name="T16">я</text:span><text:span text:style-name="T11"> из файла данных пассажира,желающего отменить регистрацию. </text:span></text:p>
      <text:p text:style-name="P47"><text:alphabetical-index-mark text:string-value=" " text:key1="loadTicket"/><text:alphabetical-index-mark text:string-value=" " text:key1="Ticketload"/>Ticket * Ticket::load (char * <text:s/><text:span text:style-name="T25">filename</text:span>, Ticket * <text:s/><text:span text:style-name="T25">set</text:span>, int <text:s/><text:span text:style-name="T25">n</text:span>)</text:p>
      <text:p text:style-name="P13"><text:span text:style-name="T11">Загрузка данных из файла в оперативную память(хранение массива). </text:span></text:p>
      <text:p text:style-name="P49">Аргументы: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<text:span text:style-name="T15">filename</text:span><text:span text:style-name="T11"> </text:span></text:p>
          </table:table-cell>
          <table:table-cell table:style-name="Таблица2.A1" office:value-type="string">
            <text:p text:style-name="P18"><text:span text:style-name="T11">Имя файла бд. </text:span></text:p>
          </table:table-cell>
        </table:table-row>
      </table:table>
      <text:p text:style-name="P49">Возвращает:</text:p>
      <text:p text:style-name="P43"><text:span text:style-name="T11">0 при успешном выполнении или -1 при ошибке открытия файла </text:span></text:p>
      <text:p text:style-name="P47"><text:alphabetical-index-mark text:string-value=" " text:key1="priceisniceTicket"/><text:alphabetical-index-mark text:string-value=" " text:key1="Ticketpriceisnice"/>double Ticket::priceisnice (int <text:s/><text:span text:style-name="T25">n</text:span>)<text:bookmark text:name="AAAAAAAAAE"/></text:p>
      <text:p text:style-name="P13"><text:span text:style-name="T11">Вычисление цен за билет с учетом занятых мест. </text:span></text:p>
      <text:p text:style-name="P49">Аргументы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8"><text:span text:style-name="T15">n</text:span><text:span text:style-name="T11"> </text:span></text:p>
          </table:table-cell>
          <table:table-cell table:style-name="Таблица3.A1" office:value-type="string">
            <text:p text:style-name="P18"><text:span text:style-name="T11">Количество занятых мест </text:span></text:p>
          </table:table-cell>
        </table:table-row>
      </table:table>
      <text:p text:style-name="P47"><text:alphabetical-index-mark text:string-value=" " text:key1="runTicket"/><text:alphabetical-index-mark text:string-value=" " text:key1="Ticketrun"/>int Ticket::run (char * <text:s/><text:span text:style-name="T25">filename</text:span>)<text:bookmark text:name="AAAAAAAAAF"/></text:p>
      <text:p text:style-name="P13"><text:span text:style-name="T11">Функция вызова меню для main. </text:span></text:p>
      <text:p text:style-name="P49">Аргументы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8"><text:span text:style-name="T15">filename</text:span><text:span text:style-name="T11"> </text:span></text:p>
          </table:table-cell>
          <table:table-cell table:style-name="Таблица4.A1" office:value-type="string">
            <text:p text:style-name="P18"><text:span text:style-name="T11">Имя файла базы данных </text:span></text:p>
          </table:table-cell>
        </table:table-row>
      </table:table>
      <text:p text:style-name="P49">Возвращает:</text:p>
      <text:p text:style-name="P43"><text:span text:style-name="T11">0 при успешном запуске </text:span></text:p>
      <text:p text:style-name="P47"><text:alphabetical-index-mark text:string-value=" " text:key1="searchyrslfTicket"/><text:alphabetical-index-mark text:string-value=" " text:key1="Ticketsearchyrslf"/>int Ticket::searchyrslf (char * <text:s/><text:span text:style-name="T25">filename</text:span>)<text:bookmark text:name="AAAAAAAAAG"/></text:p>
      <text:p text:style-name="P13"><text:span text:style-name="T11">Функция поиска своего имени в базе, позволяющая </text:span><text:span text:style-name="T16">проверить</text:span><text:span text:style-name="T11">, </text:span><text:span text:style-name="T16">прошла</text:span><text:span text:style-name="T11"> ли регистрация на рейс успешно. </text:span></text:p>
      <text:p text:style-name="P49">Аргументы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8"><text:span text:style-name="T15">filename</text:span><text:span text:style-name="T11"> </text:span></text:p>
          </table:table-cell>
          <table:table-cell table:style-name="Таблица5.A1" office:value-type="string">
            <text:p text:style-name="P18"><text:span text:style-name="T11">Имя файла базы данных </text:span></text:p>
          </table:table-cell>
        </table:table-row>
      </table:table>
      <text:p text:style-name="P47"><text:alphabetical-index-mark text:string-value=" " text:key1="setPassTicket"/><text:alphabetical-index-mark text:string-value=" " text:key1="TicketsetPass"/>int Ticket::setPass (char * <text:s/><text:span text:style-name="T25">filename</text:span>)</text:p>
      <text:p text:style-name="P13"><text:span text:style-name="T11">Функция для записи в файл данных пассажира,регистрирующегося на рейс. </text:span></text:p>
      <text:p text:style-name="P49">Аргументы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8"><text:span text:style-name="T15">filename</text:span><text:span text:style-name="T11"> </text:span></text:p>
          </table:table-cell>
          <table:table-cell table:style-name="Таблица6.A1" office:value-type="string">
            <text:p text:style-name="P18"><text:span text:style-name="T11">Имя файла базы данных </text:span></text:p>
          </table:table-cell>
        </table:table-row>
      </table:table>
      <text:p text:style-name="P47"><text:alphabetical-index-mark text:string-value=" " text:key1="showlistTicket"/><text:alphabetical-index-mark text:string-value=" " text:key1="Ticketshowlist"/>int Ticket::showlist (char * <text:s/><text:span text:style-name="T25">filename</text:span>)<text:bookmark text:name="AAAAAAAAAI"/></text:p>
      <text:p text:style-name="P13"><text:span text:style-name="T11">Функция, позволяющая просмотреть бд из файла. </text:span></text:p>
      <text:p text:style-name="P49"><text:soft-page-break/>Аргументы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8"><text:span text:style-name="T15">filename</text:span><text:span text:style-name="T11"> </text:span></text:p>
          </table:table-cell>
          <table:table-cell table:style-name="Таблица7.A1" office:value-type="string">
            <text:p text:style-name="P18"><text:span text:style-name="T11">Имя файла базы данных </text:span></text:p>
          </table:table-cell>
        </table:table-row>
      </table:table>
      <text:p text:style-name="P47"><text:alphabetical-index-mark text:string-value=" " text:key1="strochkiTicket"/><text:alphabetical-index-mark text:string-value=" " text:key1="Ticketstrochki"/>int Ticket::strochki (char * <text:s/><text:span text:style-name="T25">filename</text:span>)<text:bookmark text:name="AAAAAAAAAJ"/></text:p>
      <text:p text:style-name="P13"><text:span text:style-name="T11">Стандартная функция подсчета строк. </text:span></text:p>
      <text:p text:style-name="P49">Аргументы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8"><text:span text:style-name="T15">filename</text:span><text:span text:style-name="T11"> </text:span></text:p>
          </table:table-cell>
          <table:table-cell table:style-name="Таблица8.A1" office:value-type="string">
            <text:p text:style-name="P18"><text:span text:style-name="T11">Имя файла базы данных </text:span></text:p>
          </table:table-cell>
        </table:table-row>
      </table:table>
      <text:p text:style-name="P32"/>
      <text:p text:style-name="P44"/>
      <text:p text:style-name="P46">Документация по друзьям класса и функциям, относящимся к классу</text:p>
      <text:p text:style-name="P47"><text:alphabetical-index-mark text:string-value=" " text:key1="operator&gt;&gt;Ticket"/><text:alphabetical-index-mark text:string-value=" " text:key1="Ticketoperator&gt;&gt;"/>istream&amp; operator&gt;&gt; (istream &amp; <text:s/><text:span text:style-name="T25">in</text:span>, Ticket &amp; <text:s/><text:span text:style-name="T25">t</text:span>)<text:span text:style-name="T24">[friend]</text:span></text:p>
      <text:p text:style-name="P13"><text:span text:style-name="T11">&gt;&gt; Перегрузка оператора cin </text:span></text:p>
      <text:p text:style-name="P48"><text:alphabetical-index-mark text:string-value=" " text:key1="operator&gt;&gt;Ticket"/><text:alphabetical-index-mark text:string-value=" " text:key1="Ticketoperator&gt;&gt;"/><text:span text:style-name="T26">os</text:span>tream&amp; operator<text:span text:style-name="T26">&lt;&lt;</text:span> (<text:span text:style-name="T26">os</text:span>stream &amp; <text:s/><text:span text:style-name="T25">in</text:span>, Ticket &amp; <text:s/><text:span text:style-name="T25">t</text:span>)<text:span text:style-name="T24">[friend]</text:span></text:p>
      <text:p text:style-name="P15"><text:span text:style-name="T17">&lt;&lt;</text:span><text:span text:style-name="T11"> Перегрузка оператора c</text:span><text:span text:style-name="T17">out</text:span></text:p>
      <text:p text:style-name="P14"><text:span text:style-name="T11"/></text:p>
      <text:p text:style-name="P47">Объявления и описания членов классов находятся в файлах:</text:p>
      <text:list xml:id="list9179322004009053960" text:style-name="WWNum2">
        <text:list-item>
          <text:p text:style-name="P37"><text:span text:style-name="T11">ticket.hpp</text:span></text:p>
        </text:list-item>
        <text:list-item>
          <text:p text:style-name="P37"><text:span text:style-name="T11">deladd.cpp</text:span></text:p>
        </text:list-item>
        <text:list-item>
          <text:p text:style-name="P37"><text:span text:style-name="T11">loadlist.cpp</text:span></text:p>
        </text:list-item>
        <text:list-item>
          <text:p text:style-name="P37"><text:span text:style-name="T11">menu.cpp</text:span></text:p>
        </text:list-item>
        <text:list-item>
          <text:p text:style-name="P37"><text:span text:style-name="T11">priceisnice.cpp</text:span></text:p>
        </text:list-item>
        <text:list-item>
          <text:p text:style-name="P36"><text:span text:style-name="T19">search.cpp</text:span></text:p>
          <text:h text:style-name="P41" text:outline-level="1"><text:bookmark-start text:name="_Toc471757313"/><text:span text:style-name="T5">Вывод</text:span><text:bookmark-end text:name="_Toc471757313"/><text:span text:style-name="T5">:</text:span></text:h>
          <text:h text:style-name="P39" text:outline-level="1"><text:span text:style-name="T5"/></text:h>
          <text:p text:style-name="P39"><text:span text:style-name="T12">Была создана информационная система для покупки билета на рейс самолета. Для этого были изучены и использованы в программе перегрузки операторов </text:span><text:span text:style-name="T13">ввода-вывода</text:span><text:span text:style-name="T12">, </text:span><text:span text:style-name="T13">структура и синтаксис классов языка C++, реализации методов этих классов</text:span><text:span text:style-name="T12">. Каждый пользователь может подключить свою базу данных клиентов, т.к. имя файла, в котором хранится база данных, указывается при запуске программы.</text:span></text:p>
          <text:p text:style-name="P39"><text:span text:style-name="T12">Все действия осуществляются в терминале.</text:span></text:p>
          <text:p text:style-name="P20"><text:span text:style-name="T27"/></text:p>
          <text:p text:style-name="P25">Приложение:</text:p>
        </text:list-item>
      </text:list>
      <text:p text:style-name="P22">deladd.cpp</text:p>
      <text:p text:style-name="P21">int Ticket::setPass(char* filename)</text:p>
      <text:p text:style-name="P21">{</text:p>
      <text:p text:style-name="P21"><text:tab/>Ticket yrbytt;</text:p>
      <text:p text:style-name="P21"><text:tab/>int n = strochki(filename);</text:p>
      <text:p text:style-name="P21"><text:tab/>cout &lt;&lt;"Доброго времени суток!\n";</text:p>
      <text:p text:style-name="P21"><text:tab/>cout &lt;&lt;"Вы перешли к покупке билета\n";</text:p>
      <text:p text:style-name="P21"><text:tab/>cout&lt;&lt;"Вылет: Москва, 12.06.17 14:25 \n";</text:p>
      <text:p text:style-name="P21"><text:tab/>cout &lt;&lt;"а/п Домодедово\n";</text:p>
      <text:p text:style-name="P21"><text:tab/>cout &lt;&lt;"Прибытие: Петропавловск-Камчатский, 12.06.17 23:10\n";</text:p>
      <text:p text:style-name="P21"><text:tab/>cout &lt;&lt;"а/п Петропавловск-Камчатский\n";</text:p>
      <text:p text:style-name="P21"><text:tab/>cout &lt;&lt;"Введите ваши паспортные данные:\n";</text:p>
      <text:p text:style-name="P21"><text:tab/>cin &gt;&gt; yrbytt;</text:p>
      <text:p text:style-name="P21"><text:tab/>yrbytt.price = priceisnice(n);</text:p>
      <text:p text:style-name="P21"><text:tab/>ofstream file(filename, ios_base::app);</text:p>
      <text:p text:style-name="P21"><text:tab/>if(!file.is_open())</text:p>
      <text:p text:style-name="P21">{</text:p>
      <text:p text:style-name="P21"><text:tab/><text:tab/>cout &lt;&lt; "ерор" &lt;&lt; endl;</text:p>
      <text:p text:style-name="P21"><text:tab/><text:tab/>return -1;</text:p>
      <text:p text:style-name="P21">}</text:p>
      <text:p text:style-name="P21">file &lt;&lt; yrbytt.first_name &lt;&lt; " " &lt;&lt; yrbytt.second_name &lt;&lt; " " &lt;&lt; yrbytt.passnumb &lt;&lt; " " &lt;&lt; yrbytt.price &lt;&lt; "\n";</text:p>
      <text:p text:style-name="P21"><text:tab/>file.close();</text:p>
      <text:p text:style-name="P21"><text:tab/>return 0;</text:p>
      <text:p text:style-name="P21">}</text:p>
      <text:p text:style-name="P21"><text:tab/></text:p>
      <text:p text:style-name="P21"><text:soft-page-break/>/*!</text:p>
      <text:p text:style-name="P21">@function delPass</text:p>
      <text:p text:style-name="P21">Функция для удалени из файла данных пассажира,желающего отменить регистрацию.</text:p>
      <text:p text:style-name="P21">*/<text:tab/></text:p>
      <text:p text:style-name="P21">int Ticket::delPass(char* filename)</text:p>
      <text:p text:style-name="P21">{</text:p>
      <text:p text:style-name="P21"><text:tab/>Ticket notyrbytt;</text:p>
      <text:p text:style-name="P21"><text:tab/>int i, iF = -1;</text:p>
      <text:p text:style-name="P21"><text:tab/>int n = notyrbytt.strochki(filename);</text:p>
      <text:p text:style-name="P21"><text:tab/>Ticket *tick=new Ticket[n];</text:p>
      <text:p text:style-name="P21"><text:tab/>tick = tick-&gt;load(filename, tick, n);</text:p>
      <text:p text:style-name="P21"><text:tab/>cin &gt;&gt; notyrbytt;</text:p>
      <text:p text:style-name="P21">for(i = 0; i&lt;n; i++) {</text:p>
      <text:p text:style-name="P21"><text:tab/><text:tab/>if ( (strcmp(notyrbytt.first_name,tick[i].first_name) == 0) &amp;&amp; (strcmp(notyrbytt.second_name,tick[i].second_name) == 0) &amp;&amp; (notyrbytt.passnumb == tick[i].passnumb) )</text:p>
      <text:p text:style-name="P21"><text:tab/>iF = i;</text:p>
      <text:p text:style-name="P21"><text:tab/>}</text:p>
      <text:p text:style-name="P21">if (iF == -1) {</text:p>
      <text:p text:style-name="P21">cout &lt;&lt; "Вы не являетесь зарегестрированным на рейс пассажиром."&lt;&lt;endl;</text:p>
      <text:p text:style-name="P21">return 0;</text:p>
      <text:p text:style-name="P21"><text:tab/>}</text:p>
      <text:p text:style-name="P21"/>
      <text:p text:style-name="P21"><text:tab/>ofstream file(filename, ios_base::trunc);</text:p>
      <text:p text:style-name="P21"><text:tab/><text:tab/>if(!file.is_open()) {</text:p>
      <text:p text:style-name="P21"><text:tab/><text:tab/>cout &lt;&lt; "ерор" &lt;&lt; endl;</text:p>
      <text:p text:style-name="P21"><text:tab/><text:tab/>return -1;</text:p>
      <text:p text:style-name="P21"><text:tab/>}</text:p>
      <text:p text:style-name="P21"><text:soft-page-break/><text:tab/>for(i=0; i&lt;iF; i++)</text:p>
      <text:p text:style-name="P21"><text:tab/><text:tab/>file &lt;&lt; tick[i].first_name &lt;&lt; " " &lt;&lt; tick[i].second_name &lt;&lt; " " &lt;&lt; tick[i].passnumb &lt;&lt; " " &lt;&lt; tick[i].price &lt;&lt; "\n";</text:p>
      <text:p text:style-name="P21"/>
      <text:p text:style-name="P21"><text:tab/>for(i=iF+1; i&lt;n; i++)</text:p>
      <text:p text:style-name="P21"><text:tab/><text:tab/>file &lt;&lt; tick[i].first_name &lt;&lt; " " &lt;&lt; tick[i].second_name &lt;&lt; " " &lt;&lt; tick[i].passnumb &lt;&lt; " " &lt;&lt; tick[i].price &lt;&lt; "\n";</text:p>
      <text:p text:style-name="P21"><text:tab/>file.close();</text:p>
      <text:p text:style-name="P21"/>
      <text:p text:style-name="P21">return 1;</text:p>
      <text:p text:style-name="P21">}</text:p>
      <text:p text:style-name="P21"/>
      <text:p text:style-name="P26">loadlist.cpp</text:p>
      <text:p text:style-name="P23">Ticket* Ticket::load(char *filename, Ticket *tick, int n) {</text:p>
      <text:p text:style-name="P23"><text:tab/>int i;</text:p>
      <text:p text:style-name="P23"><text:tab/>char iF[n];</text:p>
      <text:p text:style-name="P23"><text:tab/>ifstream file(filename);</text:p>
      <text:p text:style-name="P23"><text:tab/>if(!file.is_open()) {</text:p>
      <text:p text:style-name="P23"><text:tab/><text:tab/>cout &lt;&lt; "ерор" &lt;&lt; endl;</text:p>
      <text:p text:style-name="P23"><text:tab/><text:tab/>return tick;</text:p>
      <text:p text:style-name="P23"><text:tab/>}</text:p>
      <text:p text:style-name="P23"><text:tab/>for(i=0; i&lt;n; i++)</text:p>
      <text:p text:style-name="P23"><text:tab/>{</text:p>
      <text:p text:style-name="P23"><text:tab/><text:tab/>file &gt;&gt; tick[i].first_name &gt;&gt; <text:s/>tick[i].second_name &gt;&gt; tick[i].passnumb &gt;&gt; tick[i].price;</text:p>
      <text:p text:style-name="P23"><text:tab/>}<text:tab/></text:p>
      <text:p text:style-name="P23"><text:tab/>file.close();</text:p>
      <text:p text:style-name="P23"><text:tab/>return tick;</text:p>
      <text:p text:style-name="P23">}</text:p>
      <text:p text:style-name="P23"/>
      <text:p text:style-name="P23"/>
      <text:p text:style-name="P23">int Ticket::strochki(char *filename) {</text:p>
      <text:p text:style-name="P23"><text:tab/>int i = 0;</text:p>
      <text:p text:style-name="P23"><text:tab/>char *str = new char[1024];</text:p>
      <text:p text:style-name="P23"><text:tab/>ifstream file(filename);</text:p>
      <text:p text:style-name="P23"><text:tab/>if(!file.is_open()) {</text:p>
      <text:p text:style-name="P23"><text:tab/><text:tab/>cout &lt;&lt; "ерор" &lt;&lt; endl;</text:p>
      <text:p text:style-name="P23"><text:tab/><text:tab/>return -1;</text:p>
      <text:p text:style-name="P23"><text:tab/>}</text:p>
      <text:p text:style-name="P23"><text:tab/>while(!file.eof()) {</text:p>
      <text:p text:style-name="P23"><text:soft-page-break/><text:tab/><text:tab/>file.getline(str, 1024, '\n');</text:p>
      <text:p text:style-name="P23"><text:s text:c="4"/><text:tab/>i++;</text:p>
      <text:p text:style-name="P23"><text:tab/>}</text:p>
      <text:p text:style-name="P23"><text:tab/>i--;</text:p>
      <text:p text:style-name="P23"><text:tab/>file.close();</text:p>
      <text:p text:style-name="P23"><text:tab/>delete[] str;</text:p>
      <text:p text:style-name="P23"><text:tab/>return i;</text:p>
      <text:p text:style-name="P23">}</text:p>
      <text:p text:style-name="P26">overload.cpp</text:p>
      <text:p text:style-name="P23">ostream&amp; operator &lt;&lt; (ostream&amp; out, Ticket&amp; tick)</text:p>
      <text:p text:style-name="P23">{</text:p>
      <text:p text:style-name="P23"><text:tab/>cout &lt;&lt;"Ваша фамилия: " &lt;&lt; tick.first_name &lt;&lt; "Имя: " &lt;&lt; tick.second_name &lt;&lt; "Ваши данные:" &lt;&lt;tick.passnumb&lt;&lt; "Цена билета: "&lt;&lt;tick.price &lt;&lt; endl;</text:p>
      <text:p text:style-name="P23">return out;</text:p>
      <text:p text:style-name="P23">}</text:p>
      <text:p text:style-name="P23">/*!</text:p>
      <text:p text:style-name="P23">@function &gt;&gt;</text:p>
      <text:p text:style-name="P23">Перегрузка оператора cin</text:p>
      <text:p text:style-name="P23">*/</text:p>
      <text:p text:style-name="P23">istream&amp; operator &gt;&gt; (istream&amp; in, Ticket&amp; tick)</text:p>
      <text:p text:style-name="P23">{</text:p>
      <text:p text:style-name="P23"><text:tab/>cout &lt;&lt; "Ваша фамилия: ";</text:p>
      <text:p text:style-name="P23"><text:tab/>cin &gt;&gt; tick.first_name;</text:p>
      <text:p text:style-name="P23"><text:tab/>cout &lt;&lt; "Имя: ";</text:p>
      <text:p text:style-name="P23"><text:tab/>cin &gt;&gt;tick.second_name;<text:tab/></text:p>
      <text:p text:style-name="P23"><text:tab/>cout &lt;&lt; "Паспортные данные: (последние две цифрыы)"&lt;&lt;endl;</text:p>
      <text:p text:style-name="P23"><text:tab/>cin &gt;&gt; tick.passnumb;</text:p>
      <text:p text:style-name="P23"/>
      <text:p text:style-name="P23"><text:tab/>return in;</text:p>
      <text:p text:style-name="P23">}</text:p>
      <text:p text:style-name="P27">main.cpp</text:p>
      <text:p text:style-name="P24"><text:tab/>int main(int argc, char* argv[])</text:p>
      <text:p text:style-name="P24">{</text:p>
      <text:p text:style-name="P24">char *filename;</text:p>
      <text:p text:style-name="P24">Ticket tick;</text:p>
      <text:p text:style-name="P24">if (argc == 2)</text:p>
      <text:p text:style-name="P24">filename = argv[1];</text:p>
      <text:p text:style-name="P24">else {</text:p>
      <text:p text:style-name="P24">cout &lt;&lt; "ерор" &lt;&lt; endl;</text:p>
      <text:p text:style-name="P24">return 0;</text:p>
      <text:p text:style-name="P24">}</text:p>
      <text:p text:style-name="P24">tick.run(filename);</text:p>
      <text:p text:style-name="P24"/>
      <text:p text:style-name="P24">}</text:p>
      <text:p text:style-name="P27">menu.cpp</text:p>
      <text:p text:style-name="P24">int Ticket::run(char *filename) {</text:p>
      <text:p text:style-name="P24"><text:tab/>int key=0;</text:p>
      <text:p text:style-name="P24"><text:tab/>Ticket going;</text:p>
      <text:p text:style-name="P24"><text:tab/>while (true) {</text:p>
      <text:p text:style-name="P24"><text:tab/><text:tab/>cout &lt;&lt; "Добро пожаловать на рейс Airbus A321!" &lt;&lt; endl;</text:p>
      <text:p text:style-name="P24"><text:tab/><text:tab/>cout &lt;&lt; "Отправлемся в путешествие из Москвы в Петропавловск-Камчатский!" &lt;&lt; endl;</text:p>
      <text:p text:style-name="P24"><text:tab/><text:tab/>cout &lt;&lt; "[1]Покупка билета" &lt;&lt; endl;</text:p>
      <text:p text:style-name="P24"><text:tab/><text:tab/>cout &lt;&lt; "[2]Возвращение билета" &lt;&lt; endl;</text:p>
      <text:p text:style-name="P24"><text:tab/><text:tab/>cout &lt;&lt; "[3]Список зарегестрированных на рейс" &lt;&lt; endl;</text:p>
      <text:p text:style-name="P24"><text:tab/><text:tab/>cout &lt;&lt; "[4]Найти свое имя в списке регистрации" &lt;&lt; endl;</text:p>
      <text:p text:style-name="P24"><text:tab/><text:tab/>cout &lt;&lt; "[5] Уйти." &lt;&lt; endl;</text:p>
      <text:p text:style-name="P24"><text:tab/><text:tab/>cout &lt;&lt; "----------------------------------------" &lt;&lt; endl;</text:p>
      <text:p text:style-name="P24"><text:tab/><text:tab/>cout &lt;&lt; "Выберите пункт:" &lt;&lt; endl;</text:p>
      <text:p text:style-name="P24"><text:tab/><text:tab/>cin &gt;&gt; key;</text:p>
      <text:p text:style-name="P24"><text:tab/><text:tab/>system("clear");</text:p>
      <text:p text:style-name="P24"><text:tab/><text:tab/>switch(key) {</text:p>
      <text:p text:style-name="P24"><text:tab/><text:tab/>case 1:</text:p>
      <text:p text:style-name="P24"><text:tab/><text:tab/><text:tab/>going.setPass(filename);</text:p>
      <text:p text:style-name="P24"><text:tab/><text:tab/><text:tab/>break;</text:p>
      <text:p text:style-name="P24"><text:tab/><text:tab/>case 2:</text:p>
      <text:p text:style-name="P24"><text:tab/><text:tab/><text:tab/>going.delPass(filename);</text:p>
      <text:p text:style-name="P24"><text:tab/><text:tab/><text:tab/>break;</text:p>
      <text:p text:style-name="P24"><text:tab/><text:tab/>case 3:</text:p>
      <text:p text:style-name="P24"><text:tab/><text:tab/><text:tab/>going.showlist(filename);</text:p>
      <text:p text:style-name="P24"><text:tab/><text:tab/><text:tab/>break;</text:p>
      <text:p text:style-name="P24"><text:tab/><text:tab/>case 4:</text:p>
      <text:p text:style-name="P24"><text:soft-page-break/><text:tab/><text:tab/><text:tab/>going.searchyrslf(filename);</text:p>
      <text:p text:style-name="P24"><text:tab/><text:tab/><text:tab/>break;</text:p>
      <text:p text:style-name="P24"><text:tab/><text:tab/>default:</text:p>
      <text:p text:style-name="P24"><text:tab/><text:tab/><text:tab/>return 0;</text:p>
      <text:p text:style-name="P24"><text:tab/><text:tab/>}</text:p>
      <text:p text:style-name="P24"><text:tab/>}</text:p>
      <text:p text:style-name="P24"><text:tab/>return 0;</text:p>
      <text:p text:style-name="P24">}</text:p>
      <text:p text:style-name="P27">priceisnice.cpp</text:p>
      <text:p text:style-name="P24">double Ticket::priceisnice(int n)</text:p>
      <text:p text:style-name="P24">{</text:p>
      <text:p text:style-name="P24"><text:tab/>double a, b;</text:p>
      <text:p text:style-name="P24"><text:tab/>double cena;</text:p>
      <text:p text:style-name="P24"><text:tab/>int free;</text:p>
      <text:p text:style-name="P24"><text:tab/>a = 0.000000132; <text:tab/></text:p>
      <text:p text:style-name="P24"><text:tab/>b = 0.000053;</text:p>
      <text:p text:style-name="P24"><text:tab/>free = 185 - n;</text:p>
      <text:p text:style-name="P24"><text:tab/><text:tab/>cena = 1/(a*free + b);</text:p>
      <text:p text:style-name="P24"/>
      <text:p text:style-name="P24">return cena;<text:tab/></text:p>
      <text:p text:style-name="P24">}</text:p>
      <text:p text:style-name="P27">search.cpp</text:p>
      <text:p text:style-name="P24">int Ticket::searchyrslf(char* filename)</text:p>
      <text:p text:style-name="P24">{</text:p>
      <text:p text:style-name="P24"/>
      <text:p text:style-name="P24"><text:tab/>int i;</text:p>
      <text:p text:style-name="P24"><text:tab/>Ticket familia;</text:p>
      <text:p text:style-name="P24"><text:tab/>int n = familia.strochki(filename);</text:p>
      <text:p text:style-name="P24"><text:tab/>Ticket oao;</text:p>
      <text:p text:style-name="P24"><text:tab/>Ticket *tick = new Ticket[n];</text:p>
      <text:p text:style-name="P24"><text:tab/>tick=oao.load(filename, tick, n);</text:p>
      <text:p text:style-name="P24"/>
      <text:p text:style-name="P24"><text:tab/>cout &lt;&lt; "Чтобы проверить вашу регистрацию на рейс, пожалуйста\n" &lt;&lt;"заполните форму ниже"&lt;&lt;endl;</text:p>
      <text:p text:style-name="P24"><text:tab/>cout &lt;&lt; "Введите фамилию" &lt;&lt; endl;</text:p>
      <text:p text:style-name="P24"><text:tab/>cin &gt;&gt;familia.first_name;</text:p>
      <text:p text:style-name="P24"><text:tab/>cout &lt;&lt; "Введите имя" &lt;&lt; endl;</text:p>
      <text:p text:style-name="P24"><text:tab/>cin &gt;&gt;familia.second_name;</text:p>
      <text:p text:style-name="P24"><text:tab/>for(i=0; i&lt;n; i++) {</text:p>
      <text:p text:style-name="P24"><text:tab/><text:tab/>if( (strcmp(familia.first_name, tick[i].first_name)==0) &amp;&amp; (strcmp(familia.second_name, tick[i].second_name)==0))</text:p>
      <text:p text:style-name="P24"><text:tab/>cout&lt;&lt;"Ваша регистрация на рейс успешна.Ожидайте перелета"&lt;&lt;endl;</text:p>
      <text:p text:style-name="P24"><text:tab/><text:tab/>}</text:p>
      <text:p text:style-name="P24">return 1;</text:p>
      <text:p text:style-name="P24">}</text:p>
      <text:p text:style-name="P24"/>
      <text:p text:style-name="P24"/>
      <text:p text:style-name="P24">int Ticket::showlist(char *filename) {</text:p>
      <text:p text:style-name="P24"><text:tab/>string ff;</text:p>
      <text:p text:style-name="P24"><text:soft-page-break/><text:s text:c="3"/><text:tab/>ifstream file(filename);</text:p>
      <text:p text:style-name="P24"><text:tab/>if(!file.is_open()) {</text:p>
      <text:p text:style-name="P24"><text:tab/><text:tab/>cout &lt;&lt; "ерор" &lt;&lt; endl;</text:p>
      <text:p text:style-name="P24"><text:tab/><text:tab/>return 1;</text:p>
      <text:p text:style-name="P24"><text:tab/>}</text:p>
      <text:p text:style-name="P24"><text:tab/><text:tab/>while(!file.eof()) {</text:p>
      <text:p text:style-name="P24"><text:tab/><text:tab/>getline(file, ff); </text:p>
      <text:p text:style-name="P24"><text:tab/><text:tab/>cout &lt;&lt; ff &lt;&lt; endl; </text:p>
      <text:p text:style-name="P24"><text:tab/>}</text:p>
      <text:p text:style-name="P24"><text:s text:c="4"/>file.close(); </text:p>
      <text:p text:style-name="P24"><text:tab/>return 0;</text:p>
      <text:p text:style-name="P24">}</text:p>
      <text:p text:style-name="P27">ticket.hpp</text:p>
      <text:p text:style-name="P24">/*!</text:p>
      <text:p text:style-name="P24">@brief Ticket</text:p>
      <text:p text:style-name="P24">Класс Пассажиров. Содержит его данные - private, public - методы. friend - перегрузки cout, cin.</text:p>
      <text:p text:style-name="P24">*/</text:p>
      <text:p text:style-name="P24"/>
      <text:p text:style-name="P24">class Ticket {</text:p>
      <text:p text:style-name="P24">private:</text:p>
      <text:p text:style-name="P24"><text:tab/>char first_name[30];//!Фамилия пассажира</text:p>
      <text:p text:style-name="P24"><text:tab/>char second_name[15];//!Имя пассажира</text:p>
      <text:p text:style-name="P24"><text:tab/>int passnumb;//!Две последние цифры номера паспорта</text:p>
      <text:p text:style-name="P24"><text:tab/>double price; //!Переменная ценообразования</text:p>
      <text:p text:style-name="P24">public:</text:p>
      <text:p text:style-name="P24">/*!@brief</text:p>
      <text:p text:style-name="P24">Загрузка данных из файла в оперативную память(хранение массива).</text:p>
      <text:p text:style-name="P24">\param filename Имя файла бд.</text:p>
      <text:p text:style-name="P24">\return 0 при успешном выполнении или -1 при ошибке открытия файла</text:p>
      <text:p text:style-name="P24">*/</text:p>
      <text:p text:style-name="P24"><text:tab/>Ticket *load(char *filename, Ticket *set,int n);</text:p>
      <text:p text:style-name="P24">/*! @brief</text:p>
      <text:p text:style-name="P24">Функция вызова меню для main.</text:p>
      <text:p text:style-name="P24">\param filename Имя файла базы данных</text:p>
      <text:p text:style-name="P24">\return 0 при успешном запуске</text:p>
      <text:p text:style-name="P24">*/</text:p>
      <text:p text:style-name="P24"><text:tab/>int run(char *filename);</text:p>
      <text:p text:style-name="P24">/*! @brief</text:p>
      <text:p text:style-name="P24">Стандартная функция подсчета строк.</text:p>
      <text:p text:style-name="P24"><text:soft-page-break/>\param filename Имя файла базы данных</text:p>
      <text:p text:style-name="P24">*/</text:p>
      <text:p text:style-name="P24"><text:tab/>int strochki(char *filename);</text:p>
      <text:p text:style-name="P24">/*!@brief</text:p>
      <text:p text:style-name="P24">Функция для записи в файл данных пассажира,регистрирующегося на рейс.</text:p>
      <text:p text:style-name="P24">\param filename Имя файла базы данных</text:p>
      <text:p text:style-name="P24">*/</text:p>
      <text:p text:style-name="P24"><text:tab/>int setPass(char *filename);</text:p>
      <text:p text:style-name="P24">/*!@brief</text:p>
      <text:p text:style-name="P24">Функция для удаления данных из файла.</text:p>
      <text:p text:style-name="P24">\param filename Имя файла базы данных</text:p>
      <text:p text:style-name="P24">*/</text:p>
      <text:p text:style-name="P24"><text:tab/>int delPass(char *filename);</text:p>
      <text:p text:style-name="P24"/>
      <text:p text:style-name="P24">/*!@brief</text:p>
      <text:p text:style-name="P24">Функция, позволяющая просмотреть бд из файла.</text:p>
      <text:p text:style-name="P24">\param filename Имя файла базы данных</text:p>
      <text:p text:style-name="P24">*/</text:p>
      <text:p text:style-name="P24"><text:tab/>int showlist(char *filename);</text:p>
      <text:p text:style-name="P24">/*!@brief</text:p>
      <text:p text:style-name="P24">Функция поиска своего имени в базе, позволяющая проыерить, арошла ли регистрация на рейс успешно.</text:p>
      <text:p text:style-name="P24">\param filename Имя файла базы данных</text:p>
      <text:p text:style-name="P24">*/</text:p>
      <text:p text:style-name="P24"><text:tab/>int searchyrslf(char* filename);</text:p>
      <text:p text:style-name="P24">/*! @brief</text:p>
      <text:p text:style-name="P24">Вычисление цен за билет с учетом занятых мест.</text:p>
      <text:p text:style-name="P24">\param n Количество занятых мест</text:p>
      <text:p text:style-name="P24"><text:soft-page-break/>*/</text:p>
      <text:p text:style-name="P24"><text:tab/>double priceisnice(int n);</text:p>
      <text:p text:style-name="P24">/*! @brief</text:p>
      <text:p text:style-name="P24">Перегрузка оператора cout</text:p>
      <text:p text:style-name="P24">*/</text:p>
      <text:p text:style-name="P24"><text:tab/>friend ostream&amp; operator &lt;&lt; (ostream&amp; out, Ticket&amp; t);</text:p>
      <text:p text:style-name="P24">/*! @brief</text:p>
      <text:p text:style-name="P24">Перегрузка оператора cin</text:p>
      <text:p text:style-name="P24">*/</text:p>
      <text:p text:style-name="P24"><text:tab/>friend istream&amp; operator &gt;&gt; (istream&amp; in, Ticket&amp; t);</text:p>
      <text:p text:style-name="P24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Heading_20_1" style:display-name="Heading 1" style:family="paragraph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000000" fo:font-size="14pt" fo:font-weight="bold" style:font-size-asian="14pt" style:font-weight-asian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roman" style:font-pitch="variable" fo:font-weight="bold" style:font-weight-asian="bold"/>
    </style:style>
    <style:style style:name="List_20_Bullet_20_0" style:display-name="List Bullet 0" style:family="paragraph" style:parent-style-name="Standard" style:default-outline-level="">
      <style:paragraph-properties fo:margin-left="0.635cm" fo:margin-right="0cm" fo:orphans="2" fo:widows="2" fo:text-indent="-0.635cm" style:auto-text-indent="false">
        <style:tab-stops>
          <style:tab-stop style:position="0.635cm"/>
        </style:tab-stops>
      </style:paragraph-properties>
      <style:text-properties fo:font-size="10pt" style:font-size-asian="10pt"/>
    </style:style>
    <style:style style:name="List_20_Bullet_20_1" style:display-name="List Bullet 1" style:family="paragraph" style:parent-style-name="Standard" style:default-outline-level="">
      <style:paragraph-properties fo:margin-left="1.27cm" fo:margin-right="0cm" fo:orphans="2" fo:widows="2" fo:text-indent="-0.635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_20_Continue_20_1" style:display-name="List Continue 1" style:family="paragraph" style:parent-style-name="Standard" style:default-outline-level="">
      <style:paragraph-properties fo:margin-left="0.635cm" fo:margin-right="0cm" fo:margin-top="0.053cm" fo:margin-bottom="0.106cm" loext:contextual-spacing="false" fo:text-align="justify" style:justify-single-word="false" fo:orphans="2" fo:widows="2" fo:text-indent="0cm" style:auto-text-indent="false"/>
      <style:text-properties fo:font-size="10pt" style:font-size-asian="10pt"/>
    </style:style>
    <style:style style:name="Heading_20_5" style:display-name="Heading 5" style:family="paragraph" style:parent-style-name="Standard" style:default-outline-level="" style:class="text">
      <style:paragraph-properties fo:margin-top="0.159cm" fo:margin-bottom="0.053cm" loext:contextual-spacing="false" fo:orphans="2" fo:widows="2" fo:keep-with-next="always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DescContinue_20_2" style:display-name="DescContinue 2" style:family="paragraph" style:parent-style-name="Standard" style:default-outline-level="">
      <style:paragraph-properties fo:margin-left="1.27cm" fo:margin-right="0cm" fo:text-align="start" style:justify-single-word="false" fo:orphans="2" fo:widows="2" fo:text-indent="0cm" style:auto-text-indent="false"/>
      <style:text-properties fo:font-size="10pt" style:font-size-asian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0:07:13.679375884</meta:creation-date>
    <dc:date>2017-04-20T00:56:31.853551625</dc:date>
    <meta:editing-duration>PT3M34S</meta:editing-duration>
    <meta:editing-cycles>1</meta:editing-cycles>
    <meta:document-statistic meta:table-count="8" meta:image-count="0" meta:object-count="0" meta:page-count="25" meta:paragraph-count="390" meta:word-count="1454" meta:character-count="10665" meta:non-whitespace-character-count="9310"/>
    <meta:generator>LibreOffice/5.1.6.2$Linux_X86_64 LibreOffice_project/10m0$Build-2</meta:generator>
  </office:meta>
</office:document-meta>
</file>